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5.533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6.729cm" fo:min-width="49.078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833cm" fo:min-width="7.701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634cm" fo:min-width="5.533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21cm" fo:min-width="0cm"/>
    </style:style>
    <style:style style:name="gr1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5.533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833cm" fo:min-width="7.701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.700000762939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.7000007629395pt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.7000007629395pt" fo:letter-spacing="normal" fo:font-style="normal" style:text-underline-style="none" fo:font-weight="normal" style:font-name-asian="DejaVu Sans3" style:font-size-asian="20.7000007629395pt" style:font-style-asian="normal" style:font-weight-asian="normal" style:font-name-complex="DejaVu Sans3" style:font-size-complex="20.700000762939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11.002cm" svg:height="2.077cm" svg:x="0.193cm" svg:y="2.222cm">
          <text:p text:style-name="P1"><text:span text:style-name="T1">Class Diagram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CustomShape 6" draw:style-name="gr2" draw:text-style-name="P4" xml:id="id3" draw:id="id3" draw:layer="layout" svg:width="6.032cm" svg:height="4.283cm" svg:x="17.832cm" svg:y="4.117cm">
          <text:p text:style-name="P1"><text:span text:style-name="T2">Administrator</text:span></text:p>
          <text:p text:style-name="P1"><text:span text:style-name="T2"/></text:p>
          <text:p text:style-name="P3"><text:span text:style-name="T3">+ administratorID</text:span></text:p>
          <text:p text:style-name="P3"><text:span text:style-name="T3">+ Username: </text:span></text:p>
          <text:p text:style-name="P3"><text:span text:style-name="T3"># lastLogin</text:span></text:p>
          <text:p text:style-name="P3"><text:span text:style-name="T3"># IPaddress</text:span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9" draw:style-name="gr3" draw:text-style-name="P5" draw:layer="layout" svg:x1="17.831cm" svg:y1="5.324cm" svg:x2="23.864cm" svg:y2="5.325cm">
          <text:p/>
        </draw:line>
        <draw:custom-shape draw:name="Rectangle 192" draw:style-name="gr4" draw:text-style-name="P2" draw:layer="layout" svg:width="49.577cm" svg:height="26.978cm" svg:x="0.193cm" svg:y="2.222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4" xml:id="id2" draw:id="id2" draw:layer="layout" svg:width="8.2cm" svg:height="4.082cm" svg:x="5.4cm" svg:y="14.2cm">
          <text:p text:style-name="P1"><text:span text:style-name="T2">Transcription</text:span></text:p>
          <text:p text:style-name="P1"><text:span text:style-name="T3"/></text:p>
          <text:p text:style-name="P3"><text:span text:style-name="T3">+ TranscriptionID</text:span></text:p>
          <text:p text:style-name="P3"><text:span text:style-name="T3">+ ImageID</text:span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" draw:text-style-name="P6" draw:layer="layout" svg:width="1.753cm" svg:height="1.125cm" svg:x="18.664cm" svg:y="8.675cm">
          <text:p text:style-name="P3"><text:span text:style-name="T4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7" draw:text-style-name="P6" draw:layer="layout" svg:width="1.753cm" svg:height="1.125cm" svg:x="18.864cm" svg:y="12.8cm">
          <text:p text:style-name="P3"><text:span text:style-name="T4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8" draw:text-style-name="P4" draw:layer="layout" svg:width="4.9cm" svg:height="1.127cm" svg:x="16.164cm" svg:y="10.4cm">
          <text:p text:style-name="P1"><text:span text:style-name="T4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xml:id="id5" draw:id="id5" draw:layer="layout" svg:width="6.032cm" svg:height="2.883cm" svg:x="26.232cm" svg:y="4.117cm">
          <text:p text:style-name="P1"><text:span text:style-name="T2">User</text:span></text:p>
          <text:p text:style-name="P1"><text:span text:style-name="T2"/></text:p>
          <text:p text:style-name="P3"><text:span text:style-name="T3">+ UserName</text:span></text:p>
          <text:p text:style-name="P3"><text:span text:style-name="T3">+UserID</text:span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0" draw:text-style-name="P6" draw:layer="layout" svg:width="1.753cm" svg:height="1.127cm" svg:x="26.664cm" svg:y="7.473cm">
          <text:p text:style-name="P3"><text:span text:style-name="T4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1" draw:text-style-name="P4" draw:layer="layout" svg:width="4.4cm" svg:height="2.001cm" svg:x="25.064cm" svg:y="10.399cm">
          <text:p text:style-name="P1"><text:span text:style-name="T4">{Searches/ view}</text:span></text:p>
          <draw:enhanced-geometry draw:mirror-horizontal="false" draw:mirror-vertical="false" svg:viewBox="0 0 4401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2" draw:text-style-name="P6" draw:layer="layout" svg:width="1.753cm" svg:height="1.125cm" svg:x="10cm" svg:y="18.675cm">
          <text:p text:style-name="P3"><text:span text:style-name="T4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7" xml:id="id1" draw:id="id1" draw:layer="layout" svg:width="0.6cm" svg:height="0.918cm" svg:x="21.264cm" svg:y="1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CustomShape 6" draw:style-name="gr14" draw:text-style-name="P4" xml:id="id4" draw:id="id4" draw:layer="layout" svg:width="6.032cm" svg:height="4.283cm" svg:x="18.632cm" svg:y="14.117cm">
          <text:p text:style-name="P1"><text:span text:style-name="T2">Image/Scan</text:span></text:p>
          <text:p text:style-name="P1"><text:span text:style-name="T2"/></text:p>
          <text:p text:style-name="P3"><text:span text:style-name="T3">+ ImageID</text:span></text:p>
          <text:p text:style-name="P3"><text:span text:style-name="T3">+ TranscriptionID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7" draw:layer="layout" svg:x1="21.564cm" svg:y1="19.4cm" svg:x2="13.6cm" svg:y2="16.241cm" draw:start-shape="id1" draw:start-glue-point="6" draw:end-shape="id2" draw:end-glue-point="1" svg:d="M21564 19400v502h-4114v-3661h-3850" svg:viewBox="0 0 7965 3662">
          <text:p/>
        </draw:connector>
        <draw:custom-shape draw:name="TextBox 59" draw:style-name="gr16" draw:text-style-name="P6" draw:layer="layout" svg:width="1.753cm" svg:height="1.125cm" svg:x="19.364cm" svg:y="18.575cm">
          <text:p text:style-name="P3"><text:span text:style-name="T4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7" draw:text-style-name="P6" draw:layer="layout" svg:width="1.753cm" svg:height="1.125cm" svg:x="13.847cm" svg:y="15cm">
          <text:p text:style-name="P3"><text:span text:style-name="T4">0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8" draw:text-style-name="P4" draw:layer="layout" svg:width="2.7cm" svg:height="1.127cm" svg:x="15cm" svg:y="17.6cm">
          <text:p text:style-name="P1"><text:span text:style-name="T4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7" draw:layer="layout" svg:x1="20.848cm" svg:y1="8.4cm" svg:x2="21.648cm" svg:y2="14.117cm" draw:start-shape="id3" draw:start-glue-point="2" draw:end-shape="id4" svg:d="M20848 8400v2858h800v2859" svg:viewBox="0 0 801 5718">
          <text:p/>
        </draw:connector>
        <draw:connector draw:style-name="gr15" draw:text-style-name="P7" draw:layer="layout" svg:x1="17.832cm" svg:y1="6.258cm" svg:x2="9.5cm" svg:y2="14.2cm" draw:start-shape="id3" draw:start-glue-point="3" draw:end-shape="id2" draw:end-glue-point="0" svg:d="M17832 6258h-8332v7942" svg:viewBox="0 0 8333 7943">
          <text:p/>
        </draw:connector>
        <draw:custom-shape draw:name="TextBox 28" draw:style-name="gr19" draw:text-style-name="P4" draw:layer="layout" svg:width="4.9cm" svg:height="2.001cm" svg:x="4.6cm" svg:y="8.8cm">
          <text:p text:style-name="P1"><text:span text:style-name="T4">{Add/Delete/Modify}</text:span></text:p>
          <draw:enhanced-geometry draw:mirror-horizontal="false" draw:mirror-vertical="false" svg:viewBox="0 0 4901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6" draw:layer="layout" svg:width="1.753cm" svg:height="1.125cm" svg:x="15.964cm" svg:y="5.075cm">
          <text:p text:style-name="P3"><text:span text:style-name="T4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6" draw:layer="layout" svg:width="1.753cm" svg:height="1.125cm" svg:x="7.6cm" svg:y="12.8cm">
          <text:p text:style-name="P3"><text:span text:style-name="T4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7" draw:layer="layout" draw:line-skew="2.182cm" svg:x1="29.248cm" svg:y1="7cm" svg:x2="9.5cm" svg:y2="18.282cm" draw:start-shape="id5" draw:start-glue-point="2" draw:end-shape="id2" draw:end-glue-point="2" svg:d="M29248 7000v14001h-19748v-2719" svg:viewBox="0 0 19749 14002">
          <text:p/>
        </draw:connector>
        <draw:custom-shape draw:name="CustomShape 4" draw:style-name="gr22" draw:text-style-name="P4" xml:id="id6" draw:id="id6" draw:layer="layout" svg:width="8.2cm" svg:height="4.082cm" svg:x="32.6cm" svg:y="16.4cm">
          <text:p text:style-name="P1"><text:span text:style-name="T2">Comment</text:span></text:p>
          <text:p text:style-name="P1"><text:span text:style-name="T3"/></text:p>
          <text:p text:style-name="P3"><text:span text:style-name="T3">+ CommentID</text:span></text:p>
          <text:p text:style-name="P3"><text:span text:style-name="T3">+ Date</text:span></text:p>
          <text:p text:style-name="P3"><text:span text:style-name="T3">+ TranscriptionID</text:span></text:p>
          <text:p text:style-name="P3"><text:span text:style-name="T3">+ ImageID</text:span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7" draw:layer="layout" svg:x1="32.264cm" svg:y1="5.558cm" svg:x2="36.7cm" svg:y2="16.4cm" draw:start-shape="id5" draw:start-glue-point="1" draw:end-shape="id6" draw:end-glue-point="0" svg:d="M32264 5558h4436v10842" svg:viewBox="0 0 4437 10843">
          <text:p/>
        </draw:connector>
        <draw:custom-shape draw:name="TextBox 59" draw:style-name="gr23" draw:text-style-name="P6" draw:layer="layout" svg:width="1.753cm" svg:height="1.127cm" svg:x="32.564cm" svg:y="3.675cm">
          <text:p text:style-name="P3"><text:span text:style-name="T4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4" draw:text-style-name="P6" draw:layer="layout" svg:width="1.753cm" svg:height="1.127cm" svg:x="34.647cm" svg:y="15cm">
          <text:p text:style-name="P3"><text:span text:style-name="T4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5" draw:text-style-name="P4" draw:layer="layout" svg:width="2.7cm" svg:height="1.127cm" svg:x="34cm" svg:y="9.673cm">
          <text:p text:style-name="P1"><text:span text:style-name="T4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7" draw:layer="layout" draw:line-skew="0cm 4.782cm 7.7cm" svg:x1="5.4cm" svg:y1="16.241cm" svg:x2="32.6cm" svg:y2="18.441cm" draw:start-shape="id2" draw:start-glue-point="3" draw:end-shape="id6" draw:end-glue-point="3" svg:d="M5400 16241h-536v7360h25937v-5160h1799" svg:viewBox="0 0 27737 7361">
          <text:p/>
        </draw:connector>
        <draw:custom-shape draw:name="TextBox 28" draw:style-name="gr26" draw:text-style-name="P4" draw:layer="layout" svg:width="4.8cm" svg:height="1.127cm" svg:x="20.2cm" svg:y="23.4cm">
          <text:p text:style-name="P1"><text:span text:style-name="T4">{belongs to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7" draw:text-style-name="P6" draw:layer="layout" svg:width="1.753cm" svg:height="1.127cm" svg:x="3cm" svg:y="16.2cm">
          <text:p text:style-name="P3"><text:span text:style-name="T4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8" draw:text-style-name="P6" draw:layer="layout" svg:width="1.753cm" svg:height="1.127cm" svg:x="30.447cm" svg:y="17cm">
          <text:p text:style-name="P3"><text:span text:style-name="T4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7" draw:layer="layout" draw:line-skew="1.382cm 1.464cm" svg:x1="36.7cm" svg:y1="20.482cm" svg:x2="40.8cm" svg:y2="18.441cm" draw:start-shape="id6" draw:start-glue-point="2" draw:end-shape="id6" draw:end-glue-point="1" svg:d="M36700 20482v1919h6101v-3960h-2001" svg:viewBox="0 0 6102 3961">
          <text:p/>
        </draw:connector>
        <draw:custom-shape draw:name="TextBox 59" draw:style-name="gr29" draw:text-style-name="P6" draw:layer="layout" svg:width="1.753cm" svg:height="1.127cm" svg:x="34.747cm" svg:y="20.9cm">
          <text:p text:style-name="P3"><text:span text:style-name="T4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0" draw:text-style-name="P6" draw:layer="layout" svg:width="1.753cm" svg:height="1.127cm" svg:x="41.147cm" svg:y="17.1cm">
          <text:p text:style-name="P3"><text:span text:style-name="T4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1" draw:text-style-name="P4" draw:layer="layout" svg:width="2.7cm" svg:height="1.127cm" svg:x="38.403cm" svg:y="21.175cm">
          <text:p text:style-name="P1"><text:span text:style-name="T4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2" draw:layer="layout" svg:width="16.703cm" svg:height="10.022cm" svg:x="2.148cm" svg:y="3.713cm" draw:page-number="1" presentation:class="page"/>
          <draw:frame draw:name="Notes Placeholder 2" presentation:style-name="pr1" draw:text-style-name="P8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9.101cm" svg:height="1.489cm" svg:x="11.893cm" svg:y="28.20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3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46</meta:editing-cycles>
    <meta:creation-date>2016-10-16T09:13:18</meta:creation-date>
    <dc:date>2016-11-17T15:56:26.830116889</dc:date>
    <dc:language>en-GB</dc:language>
    <meta:editing-duration>PT2H45M45S</meta:editing-duration>
    <meta:generator>LibreOffice/4.3.3.2$Linux_X86_64 LibreOffice_project/430m0$Build-2</meta:generator>
    <dc:creator>marcel </dc:creator>
    <meta:document-statistic meta:object-count="5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